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43in"/>
    </style:style>
    <style:style style:name="co3" style:family="table-column">
      <style:table-column-properties fo:break-before="auto" style:column-width="1.1437in"/>
    </style:style>
    <style:style style:name="co4" style:family="table-column">
      <style:table-column-properties fo:break-before="auto" style:column-width="1.1043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shapes>
          <draw:frame draw:z-index="0" draw:style-name="gr1" svg:width="7.4382in" svg:height="8.2047in" svg:x="0in" svg:y="0in">
            <draw:object draw:notify-on-update-of-ranges="Sheet1.A1:Sheet1.A1 Sheet1.A2:Sheet1.A101 Sheet1.B1:Sheet1.B1 Sheet1.B2:Sheet1.B101 Sheet1.C1:Sheet1.C1 Sheet1.C2:Sheet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n</text:p>
          </table:table-cell>
          <table:table-cell office:value-type="string">
            <text:p>LinkedSequence</text:p>
          </table:table-cell>
          <table:table-cell office:value-type="string">
            <text:p>ArraySequ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4.7472">
            <text:p>764.75</text:p>
          </table:table-cell>
          <table:table-cell office:value-type="float" office:value="467.4397">
            <text:p>467.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8.6961">
            <text:p>708.7</text:p>
          </table:table-cell>
          <table:table-cell office:value-type="float" office:value="159.9258">
            <text:p>159.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.8162">
            <text:p>120.82</text:p>
          </table:table-cell>
          <table:table-cell office:value-type="float" office:value="207.2838">
            <text:p>207.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8.6575">
            <text:p>118.66</text:p>
          </table:table-cell>
          <table:table-cell office:value-type="float" office:value="271.6975">
            <text:p>271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.3706">
            <text:p>118.37</text:p>
          </table:table-cell>
          <table:table-cell office:value-type="float" office:value="184.5922">
            <text:p>184.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8.5129">
            <text:p>118.51</text:p>
          </table:table-cell>
          <table:table-cell office:value-type="float" office:value="184.6733">
            <text:p>184.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3.5652">
            <text:p>73.57</text:p>
          </table:table-cell>
          <table:table-cell office:value-type="float" office:value="194.1381">
            <text:p>194.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.3513">
            <text:p>48.35</text:p>
          </table:table-cell>
          <table:table-cell office:value-type="float" office:value="210.0042">
            <text:p>2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7343">
            <text:p>47.73</text:p>
          </table:table-cell>
          <table:table-cell office:value-type="float" office:value="232.4378">
            <text:p>232.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.9403">
            <text:p>45.94</text:p>
          </table:table-cell>
          <table:table-cell office:value-type="float" office:value="252.6104">
            <text:p>252.6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.3633">
            <text:p>47.36</text:p>
          </table:table-cell>
          <table:table-cell office:value-type="float" office:value="757.8058">
            <text:p>757.8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.8455">
            <text:p>54.85</text:p>
          </table:table-cell>
          <table:table-cell office:value-type="float" office:value="138.3838">
            <text:p>138.3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1.2035">
            <text:p>51.2</text:p>
          </table:table-cell>
          <table:table-cell office:value-type="float" office:value="144.4404">
            <text:p>144.4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.9497">
            <text:p>48.95</text:p>
          </table:table-cell>
          <table:table-cell office:value-type="float" office:value="148.1506">
            <text:p>148.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.9422">
            <text:p>48.94</text:p>
          </table:table-cell>
          <table:table-cell office:value-type="float" office:value="261.749">
            <text:p>261.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.559">
            <text:p>49.56</text:p>
          </table:table-cell>
          <table:table-cell office:value-type="float" office:value="181.8804">
            <text:p>181.8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.2403">
            <text:p>49.24</text:p>
          </table:table-cell>
          <table:table-cell office:value-type="float" office:value="210.0346">
            <text:p>210.0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.5189">
            <text:p>50.52</text:p>
          </table:table-cell>
          <table:table-cell office:value-type="float" office:value="243.978">
            <text:p>243.9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3.6067">
            <text:p>53.61</text:p>
          </table:table-cell>
          <table:table-cell office:value-type="float" office:value="263.8283">
            <text:p>263.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.2361">
            <text:p>50.24</text:p>
          </table:table-cell>
          <table:table-cell office:value-type="float" office:value="281.4068">
            <text:p>281.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.2981">
            <text:p>50.3</text:p>
          </table:table-cell>
          <table:table-cell office:value-type="float" office:value="533.6483">
            <text:p>533.6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2.6616">
            <text:p>52.66</text:p>
          </table:table-cell>
          <table:table-cell office:value-type="float" office:value="383.8277">
            <text:p>383.8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3.4371">
            <text:p>53.44</text:p>
          </table:table-cell>
          <table:table-cell office:value-type="float" office:value="405.9792">
            <text:p>405.9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4.6526">
            <text:p>54.65</text:p>
          </table:table-cell>
          <table:table-cell office:value-type="float" office:value="421.5321">
            <text:p>421.5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6.3253">
            <text:p>46.33</text:p>
          </table:table-cell>
          <table:table-cell office:value-type="float" office:value="377.3737">
            <text:p>377.3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6.7177">
            <text:p>46.72</text:p>
          </table:table-cell>
          <table:table-cell office:value-type="float" office:value="477.8963">
            <text:p>477.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3.3544">
            <text:p>63.35</text:p>
          </table:table-cell>
          <table:table-cell office:value-type="float" office:value="5366.7288">
            <text:p>5366.7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9.0593">
            <text:p>49.06</text:p>
          </table:table-cell>
          <table:table-cell office:value-type="float" office:value="546.7787">
            <text:p>546.7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6.4152">
            <text:p>46.42</text:p>
          </table:table-cell>
          <table:table-cell office:value-type="float" office:value="519.2852">
            <text:p>519.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.4284">
            <text:p>50.43</text:p>
          </table:table-cell>
          <table:table-cell office:value-type="float" office:value="484.1462">
            <text:p>484.1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6.2932">
            <text:p>96.29</text:p>
          </table:table-cell>
          <table:table-cell office:value-type="float" office:value="538.7249">
            <text:p>538.7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8.2424">
            <text:p>58.24</text:p>
          </table:table-cell>
          <table:table-cell office:value-type="float" office:value="587.7627">
            <text:p>587.7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9.3709">
            <text:p>79.37</text:p>
          </table:table-cell>
          <table:table-cell office:value-type="float" office:value="568.4658">
            <text:p>568.4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.1987">
            <text:p>69.2</text:p>
          </table:table-cell>
          <table:table-cell office:value-type="float" office:value="516.0989">
            <text:p>516.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3.0492">
            <text:p>53.05</text:p>
          </table:table-cell>
          <table:table-cell office:value-type="float" office:value="508.2732">
            <text:p>508.2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7.4838">
            <text:p>47.48</text:p>
          </table:table-cell>
          <table:table-cell office:value-type="float" office:value="511.5799">
            <text:p>511.5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5.6107">
            <text:p>45.61</text:p>
          </table:table-cell>
          <table:table-cell office:value-type="float" office:value="531.368">
            <text:p>531.3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5.5484">
            <text:p>45.55</text:p>
          </table:table-cell>
          <table:table-cell office:value-type="float" office:value="534.1165">
            <text:p>534.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7.3755">
            <text:p>47.38</text:p>
          </table:table-cell>
          <table:table-cell office:value-type="float" office:value="547.8127">
            <text:p>547.8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.676">
            <text:p>58.68</text:p>
          </table:table-cell>
          <table:table-cell office:value-type="float" office:value="559.2542">
            <text:p>559.2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5.3861">
            <text:p>75.39</text:p>
          </table:table-cell>
          <table:table-cell office:value-type="float" office:value="763.4473">
            <text:p>763.4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3.202">
            <text:p>83.2</text:p>
          </table:table-cell>
          <table:table-cell office:value-type="float" office:value="667.167">
            <text:p>667.1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2.869">
            <text:p>62.87</text:p>
          </table:table-cell>
          <table:table-cell office:value-type="float" office:value="678.2928">
            <text:p>678.2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0.5184">
            <text:p>50.52</text:p>
          </table:table-cell>
          <table:table-cell office:value-type="float" office:value="696.361">
            <text:p>696.3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7.4241">
            <text:p>47.42</text:p>
          </table:table-cell>
          <table:table-cell office:value-type="float" office:value="957.2151">
            <text:p>957.2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6.8912">
            <text:p>46.89</text:p>
          </table:table-cell>
          <table:table-cell office:value-type="float" office:value="811.1478">
            <text:p>811.1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7.3394">
            <text:p>47.34</text:p>
          </table:table-cell>
          <table:table-cell office:value-type="float" office:value="740.0047">
            <text:p>74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.387">
            <text:p>47.39</text:p>
          </table:table-cell>
          <table:table-cell office:value-type="float" office:value="761.4327">
            <text:p>761.4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6.8269">
            <text:p>46.83</text:p>
          </table:table-cell>
          <table:table-cell office:value-type="float" office:value="807.5551">
            <text:p>807.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0.821">
            <text:p>70.82</text:p>
          </table:table-cell>
          <table:table-cell office:value-type="float" office:value="805.2911">
            <text:p>805.2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0.7625">
            <text:p>70.76</text:p>
          </table:table-cell>
          <table:table-cell office:value-type="float" office:value="814.253">
            <text:p>814.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2.3001">
            <text:p>72.3</text:p>
          </table:table-cell>
          <table:table-cell office:value-type="float" office:value="822.9702">
            <text:p>822.9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6.9701">
            <text:p>66.97</text:p>
          </table:table-cell>
          <table:table-cell office:value-type="float" office:value="888.8396">
            <text:p>888.8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4.3151">
            <text:p>54.32</text:p>
          </table:table-cell>
          <table:table-cell office:value-type="float" office:value="943.55">
            <text:p>943.5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8.8671">
            <text:p>48.87</text:p>
          </table:table-cell>
          <table:table-cell office:value-type="float" office:value="956.6921">
            <text:p>956.6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6.5551">
            <text:p>46.56</text:p>
          </table:table-cell>
          <table:table-cell office:value-type="float" office:value="963.6807">
            <text:p>963.6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5.3865">
            <text:p>45.39</text:p>
          </table:table-cell>
          <table:table-cell office:value-type="float" office:value="15416.2529">
            <text:p>15416.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6.4688">
            <text:p>46.47</text:p>
          </table:table-cell>
          <table:table-cell office:value-type="float" office:value="861.4279">
            <text:p>861.4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9.6867">
            <text:p>69.69</text:p>
          </table:table-cell>
          <table:table-cell office:value-type="float" office:value="844.7786">
            <text:p>844.7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.2599">
            <text:p>65.26</text:p>
          </table:table-cell>
          <table:table-cell office:value-type="float" office:value="919.1943">
            <text:p>919.1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4.9664">
            <text:p>54.97</text:p>
          </table:table-cell>
          <table:table-cell office:value-type="float" office:value="882.2764">
            <text:p>882.2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8.1802">
            <text:p>48.18</text:p>
          </table:table-cell>
          <table:table-cell office:value-type="float" office:value="903.9432">
            <text:p>903.9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6.0904">
            <text:p>46.09</text:p>
          </table:table-cell>
          <table:table-cell office:value-type="float" office:value="906.1092">
            <text:p>906.1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3.5744">
            <text:p>53.57</text:p>
          </table:table-cell>
          <table:table-cell office:value-type="float" office:value="907.37">
            <text:p>907.3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9.9539">
            <text:p>109.95</text:p>
          </table:table-cell>
          <table:table-cell office:value-type="float" office:value="928.6762">
            <text:p>928.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9.7139">
            <text:p>79.71</text:p>
          </table:table-cell>
          <table:table-cell office:value-type="float" office:value="969.129">
            <text:p>969.1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5.3485">
            <text:p>115.35</text:p>
          </table:table-cell>
          <table:table-cell office:value-type="float" office:value="968.9073">
            <text:p>968.9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0.1165">
            <text:p>100.12</text:p>
          </table:table-cell>
          <table:table-cell office:value-type="float" office:value="1083.9352">
            <text:p>1083.9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.032">
            <text:p>71.03</text:p>
          </table:table-cell>
          <table:table-cell office:value-type="float" office:value="1079.7062">
            <text:p>1079.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.2389">
            <text:p>53.24</text:p>
          </table:table-cell>
          <table:table-cell office:value-type="float" office:value="1097.8732">
            <text:p>1097.8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1.6496">
            <text:p>51.65</text:p>
          </table:table-cell>
          <table:table-cell office:value-type="float" office:value="1108.216">
            <text:p>1108.2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7.9651">
            <text:p>47.97</text:p>
          </table:table-cell>
          <table:table-cell office:value-type="float" office:value="1020.7387">
            <text:p>1020.7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1.518">
            <text:p>61.52</text:p>
          </table:table-cell>
          <table:table-cell office:value-type="float" office:value="1060.8009">
            <text:p>1060.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.8884">
            <text:p>75.89</text:p>
          </table:table-cell>
          <table:table-cell office:value-type="float" office:value="1096.3941">
            <text:p>1096.3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0.4092">
            <text:p>80.41</text:p>
          </table:table-cell>
          <table:table-cell office:value-type="float" office:value="1077.5666">
            <text:p>1077.5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6.8551">
            <text:p>66.86</text:p>
          </table:table-cell>
          <table:table-cell office:value-type="float" office:value="1146.319">
            <text:p>1146.3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0.6277">
            <text:p>50.63</text:p>
          </table:table-cell>
          <table:table-cell office:value-type="float" office:value="1195.0346">
            <text:p>1195.0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8.5413">
            <text:p>48.54</text:p>
          </table:table-cell>
          <table:table-cell office:value-type="float" office:value="1235.4449">
            <text:p>1235.4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7.5435">
            <text:p>47.54</text:p>
          </table:table-cell>
          <table:table-cell office:value-type="float" office:value="1145.5014">
            <text:p>1145.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7.1756">
            <text:p>47.18</text:p>
          </table:table-cell>
          <table:table-cell office:value-type="float" office:value="1265.7832">
            <text:p>1265.7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6.7781">
            <text:p>46.78</text:p>
          </table:table-cell>
          <table:table-cell office:value-type="float" office:value="1657.917">
            <text:p>1657.9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7.8337">
            <text:p>47.83</text:p>
          </table:table-cell>
          <table:table-cell office:value-type="float" office:value="1246.8804">
            <text:p>1246.8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7.1464">
            <text:p>47.15</text:p>
          </table:table-cell>
          <table:table-cell office:value-type="float" office:value="1338.0481">
            <text:p>1338.0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8.8394">
            <text:p>48.84</text:p>
          </table:table-cell>
          <table:table-cell office:value-type="float" office:value="1368.5525">
            <text:p>1368.5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3.8279">
            <text:p>73.83</text:p>
          </table:table-cell>
          <table:table-cell office:value-type="float" office:value="1328.6679">
            <text:p>1328.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2.6489">
            <text:p>62.65</text:p>
          </table:table-cell>
          <table:table-cell office:value-type="float" office:value="1329.9734">
            <text:p>1329.9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1.4456">
            <text:p>51.45</text:p>
          </table:table-cell>
          <table:table-cell office:value-type="float" office:value="1316.3411">
            <text:p>1316.3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8.0165">
            <text:p>48.02</text:p>
          </table:table-cell>
          <table:table-cell office:value-type="float" office:value="1342.8849">
            <text:p>1342.8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6.8321">
            <text:p>46.83</text:p>
          </table:table-cell>
          <table:table-cell office:value-type="float" office:value="1440.7535">
            <text:p>1440.7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6.2068">
            <text:p>46.21</text:p>
          </table:table-cell>
          <table:table-cell office:value-type="float" office:value="1437.4051">
            <text:p>1437.4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7.154">
            <text:p>47.15</text:p>
          </table:table-cell>
          <table:table-cell office:value-type="float" office:value="1376.6202">
            <text:p>1376.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7.4017">
            <text:p>47.4</text:p>
          </table:table-cell>
          <table:table-cell office:value-type="float" office:value="1409.4243">
            <text:p>1409.4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7.2541">
            <text:p>47.25</text:p>
          </table:table-cell>
          <table:table-cell office:value-type="float" office:value="1430.2608">
            <text:p>1430.2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1.4703">
            <text:p>91.47</text:p>
          </table:table-cell>
          <table:table-cell office:value-type="float" office:value="1444.8667">
            <text:p>1444.8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4.3302">
            <text:p>74.33</text:p>
          </table:table-cell>
          <table:table-cell office:value-type="float" office:value="1448.3498">
            <text:p>1448.3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5.6603">
            <text:p>65.66</text:p>
          </table:table-cell>
          <table:table-cell office:value-type="float" office:value="1576.4451">
            <text:p>1576.4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6.2302">
            <text:p>56.23</text:p>
          </table:table-cell>
          <table:table-cell office:value-type="float" office:value="1457.4453">
            <text:p>1457.4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9.7846">
            <text:p>49.78</text:p>
          </table:table-cell>
          <table:table-cell office:value-type="float" office:value="1463.3485">
            <text:p>1463.3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7.4092">
            <text:p>47.41</text:p>
          </table:table-cell>
          <table:table-cell office:value-type="float" office:value="1481.66">
            <text:p>1481.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7.2871">
            <text:p>47.29</text:p>
          </table:table-cell>
          <table:table-cell office:value-type="float" office:value="1485.1715">
            <text:p>1485.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09/13/2010</text:date>, <text:time>16:0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3T16:05:22</dc:date>
    <dc:creator>Brent Nix</dc:creator>
    <meta:generator>OpenOffice.org/3.2$Linux OpenOffice.org_project/320m12$Build-9483</meta:generator>
    <meta:printed-by>Brent Nix</meta:printed-by>
    <meta:print-date>2010-09-13T16:04:41</meta:print-date>
    <meta:editing-duration>PT00H53M22S</meta:editing-duration>
    <meta:editing-cycles>1</meta:editing-cycles>
    <meta:document-statistic meta:table-count="2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94cm" svg:height="20.841cm" xlink:href=".." chart:class="chart:line" chart:style-name="ch1">
        <chart:title svg:x="8.034cm" svg:y="0.417cm" chart:style-name="ch2">
          <text:p>Assignment 2</text:p>
        </chart:title>
        <chart:subtitle svg:x="8.319cm" svg:y="1.353cm" chart:style-name="ch3">
          <text:p>Experiment 1</text:p>
        </chart:subtitle>
        <chart:legend chart:legend-position="end" svg:x="11.382cm" svg:y="8.24cm" chart:style-name="ch4"/>
        <chart:plot-area chart:style-name="ch5" table:cell-range-address="Sheet1.A1:Sheet1.C101" chart:data-source-has-labels="both" svg:x="0.553cm" svg:y="2.21cm" svg:width="14.839cm" svg:height="17.584cm">
          <chart:axis chart:dimension="x" chart:name="primary-x" chart:style-name="ch6">
            <chart:title svg:x="8.06cm" svg:y="19.646cm" chart:style-name="ch7">
              <text:p>"n"</text:p>
            </chart:title>
            <chart:categories table:cell-range-address="Sheet1.A2:Sheet1.A101"/>
          </chart:axis>
          <chart:axis chart:dimension="y" chart:name="primary-y" chart:style-name="ch6">
            <chart:title svg:x="0.378cm" svg:y="11.497cm" chart:style-name="ch8">
              <text:p>"time in ns"</text:p>
            </chart:title>
            <chart:grid chart:style-name="ch9" chart:class="major"/>
          </chart:axis>
          <chart:series chart:style-name="ch10" chart:values-cell-range-address="Sheet1.B2:Sheet1.B101" chart:label-cell-address="Sheet1.B1:Sheet1.B1" chart:class="chart:line">
            <chart:data-point chart:repeated="100"/>
          </chart:series>
          <chart:series chart:style-name="ch11" chart:values-cell-range-address="Sheet1.C2:Sheet1.C101" chart:label-cell-address="Sheet1.C1:Sheet1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LinkedSequence</text:p>
              </table:table-cell>
              <table:table-cell office:value-type="string">
                <text:p text:id="Sheet1.C1:Sheet1.C1">ArraySequenc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101">1</text:p>
              </table:table-cell>
              <table:table-cell office:value-type="float" office:value="764.7472">
                <text:p text:id="Sheet1.B2:Sheet1.B101">764.7472</text:p>
              </table:table-cell>
              <table:table-cell office:value-type="float" office:value="467.4397">
                <text:p text:id="Sheet1.C2:Sheet1.C101">467.43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8.6961">
                <text:p>708.6961</text:p>
              </table:table-cell>
              <table:table-cell office:value-type="float" office:value="159.9258">
                <text:p>159.9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.8162">
                <text:p>120.8162</text:p>
              </table:table-cell>
              <table:table-cell office:value-type="float" office:value="207.2838">
                <text:p>207.2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.6575">
                <text:p>118.6575</text:p>
              </table:table-cell>
              <table:table-cell office:value-type="float" office:value="271.6975">
                <text:p>271.6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.3706">
                <text:p>118.3706</text:p>
              </table:table-cell>
              <table:table-cell office:value-type="float" office:value="184.5922">
                <text:p>184.5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.5129">
                <text:p>118.5129</text:p>
              </table:table-cell>
              <table:table-cell office:value-type="float" office:value="184.6733">
                <text:p>184.6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.5652">
                <text:p>73.5652</text:p>
              </table:table-cell>
              <table:table-cell office:value-type="float" office:value="194.1381">
                <text:p>194.1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3513">
                <text:p>48.3513</text:p>
              </table:table-cell>
              <table:table-cell office:value-type="float" office:value="210.0042">
                <text:p>210.0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7343">
                <text:p>47.7343</text:p>
              </table:table-cell>
              <table:table-cell office:value-type="float" office:value="232.4378">
                <text:p>232.4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9403">
                <text:p>45.9403</text:p>
              </table:table-cell>
              <table:table-cell office:value-type="float" office:value="252.6104">
                <text:p>252.6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3633">
                <text:p>47.3633</text:p>
              </table:table-cell>
              <table:table-cell office:value-type="float" office:value="757.8058">
                <text:p>757.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8455">
                <text:p>54.8455</text:p>
              </table:table-cell>
              <table:table-cell office:value-type="float" office:value="138.3838">
                <text:p>138.38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2035">
                <text:p>51.2035</text:p>
              </table:table-cell>
              <table:table-cell office:value-type="float" office:value="144.4404">
                <text:p>144.4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497">
                <text:p>48.9497</text:p>
              </table:table-cell>
              <table:table-cell office:value-type="float" office:value="148.1506">
                <text:p>148.1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9422">
                <text:p>48.9422</text:p>
              </table:table-cell>
              <table:table-cell office:value-type="float" office:value="261.749">
                <text:p>261.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559">
                <text:p>49.559</text:p>
              </table:table-cell>
              <table:table-cell office:value-type="float" office:value="181.8804">
                <text:p>181.88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2403">
                <text:p>49.2403</text:p>
              </table:table-cell>
              <table:table-cell office:value-type="float" office:value="210.0346">
                <text:p>210.0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5189">
                <text:p>50.5189</text:p>
              </table:table-cell>
              <table:table-cell office:value-type="float" office:value="243.978">
                <text:p>243.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.6067">
                <text:p>53.6067</text:p>
              </table:table-cell>
              <table:table-cell office:value-type="float" office:value="263.8283">
                <text:p>263.82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2361">
                <text:p>50.2361</text:p>
              </table:table-cell>
              <table:table-cell office:value-type="float" office:value="281.4068">
                <text:p>281.4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.2981">
                <text:p>50.2981</text:p>
              </table:table-cell>
              <table:table-cell office:value-type="float" office:value="533.6483">
                <text:p>533.6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.6616">
                <text:p>52.6616</text:p>
              </table:table-cell>
              <table:table-cell office:value-type="float" office:value="383.8277">
                <text:p>383.82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.4371">
                <text:p>53.4371</text:p>
              </table:table-cell>
              <table:table-cell office:value-type="float" office:value="405.9792">
                <text:p>405.9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6526">
                <text:p>54.6526</text:p>
              </table:table-cell>
              <table:table-cell office:value-type="float" office:value="421.5321">
                <text:p>421.5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3253">
                <text:p>46.3253</text:p>
              </table:table-cell>
              <table:table-cell office:value-type="float" office:value="377.3737">
                <text:p>377.3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.7177">
                <text:p>46.7177</text:p>
              </table:table-cell>
              <table:table-cell office:value-type="float" office:value="477.8963">
                <text:p>477.8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3544">
                <text:p>63.3544</text:p>
              </table:table-cell>
              <table:table-cell office:value-type="float" office:value="5366.7288">
                <text:p>5366.72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0593">
                <text:p>49.0593</text:p>
              </table:table-cell>
              <table:table-cell office:value-type="float" office:value="546.7787">
                <text:p>546.77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4152">
                <text:p>46.4152</text:p>
              </table:table-cell>
              <table:table-cell office:value-type="float" office:value="519.2852">
                <text:p>519.2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.4284">
                <text:p>50.4284</text:p>
              </table:table-cell>
              <table:table-cell office:value-type="float" office:value="484.1462">
                <text:p>484.1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.2932">
                <text:p>96.2932</text:p>
              </table:table-cell>
              <table:table-cell office:value-type="float" office:value="538.7249">
                <text:p>538.7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2424">
                <text:p>58.2424</text:p>
              </table:table-cell>
              <table:table-cell office:value-type="float" office:value="587.7627">
                <text:p>587.7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.3709">
                <text:p>79.3709</text:p>
              </table:table-cell>
              <table:table-cell office:value-type="float" office:value="568.4658">
                <text:p>568.4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.1987">
                <text:p>69.1987</text:p>
              </table:table-cell>
              <table:table-cell office:value-type="float" office:value="516.0989">
                <text:p>516.0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.0492">
                <text:p>53.0492</text:p>
              </table:table-cell>
              <table:table-cell office:value-type="float" office:value="508.2732">
                <text:p>508.27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.4838">
                <text:p>47.4838</text:p>
              </table:table-cell>
              <table:table-cell office:value-type="float" office:value="511.5799">
                <text:p>511.57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6107">
                <text:p>45.6107</text:p>
              </table:table-cell>
              <table:table-cell office:value-type="float" office:value="531.368">
                <text:p>531.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5484">
                <text:p>45.5484</text:p>
              </table:table-cell>
              <table:table-cell office:value-type="float" office:value="534.1165">
                <text:p>534.1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.3755">
                <text:p>47.3755</text:p>
              </table:table-cell>
              <table:table-cell office:value-type="float" office:value="547.8127">
                <text:p>547.8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.676">
                <text:p>58.676</text:p>
              </table:table-cell>
              <table:table-cell office:value-type="float" office:value="559.2542">
                <text:p>559.2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.3861">
                <text:p>75.3861</text:p>
              </table:table-cell>
              <table:table-cell office:value-type="float" office:value="763.4473">
                <text:p>763.4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.202">
                <text:p>83.202</text:p>
              </table:table-cell>
              <table:table-cell office:value-type="float" office:value="667.167">
                <text:p>667.1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.869">
                <text:p>62.869</text:p>
              </table:table-cell>
              <table:table-cell office:value-type="float" office:value="678.2928">
                <text:p>678.29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.5184">
                <text:p>50.5184</text:p>
              </table:table-cell>
              <table:table-cell office:value-type="float" office:value="696.361">
                <text:p>696.3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.4241">
                <text:p>47.4241</text:p>
              </table:table-cell>
              <table:table-cell office:value-type="float" office:value="957.2151">
                <text:p>957.2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.8912">
                <text:p>46.8912</text:p>
              </table:table-cell>
              <table:table-cell office:value-type="float" office:value="811.1478">
                <text:p>811.1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3394">
                <text:p>47.3394</text:p>
              </table:table-cell>
              <table:table-cell office:value-type="float" office:value="740.0047">
                <text:p>740.0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387">
                <text:p>47.387</text:p>
              </table:table-cell>
              <table:table-cell office:value-type="float" office:value="761.4327">
                <text:p>761.43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8269">
                <text:p>46.8269</text:p>
              </table:table-cell>
              <table:table-cell office:value-type="float" office:value="807.5551">
                <text:p>807.5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821">
                <text:p>70.821</text:p>
              </table:table-cell>
              <table:table-cell office:value-type="float" office:value="805.2911">
                <text:p>805.2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7625">
                <text:p>70.7625</text:p>
              </table:table-cell>
              <table:table-cell office:value-type="float" office:value="814.253">
                <text:p>814.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.3001">
                <text:p>72.3001</text:p>
              </table:table-cell>
              <table:table-cell office:value-type="float" office:value="822.9702">
                <text:p>822.97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.9701">
                <text:p>66.9701</text:p>
              </table:table-cell>
              <table:table-cell office:value-type="float" office:value="888.8396">
                <text:p>888.83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3151">
                <text:p>54.3151</text:p>
              </table:table-cell>
              <table:table-cell office:value-type="float" office:value="943.55">
                <text:p>943.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.8671">
                <text:p>48.8671</text:p>
              </table:table-cell>
              <table:table-cell office:value-type="float" office:value="956.6921">
                <text:p>956.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.5551">
                <text:p>46.5551</text:p>
              </table:table-cell>
              <table:table-cell office:value-type="float" office:value="963.6807">
                <text:p>963.68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.3865">
                <text:p>45.3865</text:p>
              </table:table-cell>
              <table:table-cell office:value-type="float" office:value="15416.2529">
                <text:p>15416.25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4688">
                <text:p>46.4688</text:p>
              </table:table-cell>
              <table:table-cell office:value-type="float" office:value="861.4279">
                <text:p>861.42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.6867">
                <text:p>69.6867</text:p>
              </table:table-cell>
              <table:table-cell office:value-type="float" office:value="844.7786">
                <text:p>844.7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.2599">
                <text:p>65.2599</text:p>
              </table:table-cell>
              <table:table-cell office:value-type="float" office:value="919.1943">
                <text:p>919.19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.9664">
                <text:p>54.9664</text:p>
              </table:table-cell>
              <table:table-cell office:value-type="float" office:value="882.2764">
                <text:p>882.27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1802">
                <text:p>48.1802</text:p>
              </table:table-cell>
              <table:table-cell office:value-type="float" office:value="903.9432">
                <text:p>903.94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0904">
                <text:p>46.0904</text:p>
              </table:table-cell>
              <table:table-cell office:value-type="float" office:value="906.1092">
                <text:p>906.10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.5744">
                <text:p>53.5744</text:p>
              </table:table-cell>
              <table:table-cell office:value-type="float" office:value="907.37">
                <text:p>907.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9.9539">
                <text:p>109.9539</text:p>
              </table:table-cell>
              <table:table-cell office:value-type="float" office:value="928.6762">
                <text:p>928.67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.7139">
                <text:p>79.7139</text:p>
              </table:table-cell>
              <table:table-cell office:value-type="float" office:value="969.129">
                <text:p>969.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.3485">
                <text:p>115.3485</text:p>
              </table:table-cell>
              <table:table-cell office:value-type="float" office:value="968.9073">
                <text:p>968.9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.1165">
                <text:p>100.1165</text:p>
              </table:table-cell>
              <table:table-cell office:value-type="float" office:value="1083.9352">
                <text:p>1083.9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.032">
                <text:p>71.032</text:p>
              </table:table-cell>
              <table:table-cell office:value-type="float" office:value="1079.7062">
                <text:p>1079.70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.2389">
                <text:p>53.2389</text:p>
              </table:table-cell>
              <table:table-cell office:value-type="float" office:value="1097.8732">
                <text:p>1097.87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.6496">
                <text:p>51.6496</text:p>
              </table:table-cell>
              <table:table-cell office:value-type="float" office:value="1108.216">
                <text:p>1108.2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.9651">
                <text:p>47.9651</text:p>
              </table:table-cell>
              <table:table-cell office:value-type="float" office:value="1020.7387">
                <text:p>1020.73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.518">
                <text:p>61.518</text:p>
              </table:table-cell>
              <table:table-cell office:value-type="float" office:value="1060.8009">
                <text:p>1060.8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.8884">
                <text:p>75.8884</text:p>
              </table:table-cell>
              <table:table-cell office:value-type="float" office:value="1096.3941">
                <text:p>1096.3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.4092">
                <text:p>80.4092</text:p>
              </table:table-cell>
              <table:table-cell office:value-type="float" office:value="1077.5666">
                <text:p>1077.5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.8551">
                <text:p>66.8551</text:p>
              </table:table-cell>
              <table:table-cell office:value-type="float" office:value="1146.319">
                <text:p>1146.3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.6277">
                <text:p>50.6277</text:p>
              </table:table-cell>
              <table:table-cell office:value-type="float" office:value="1195.0346">
                <text:p>1195.03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.5413">
                <text:p>48.5413</text:p>
              </table:table-cell>
              <table:table-cell office:value-type="float" office:value="1235.4449">
                <text:p>1235.44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.5435">
                <text:p>47.5435</text:p>
              </table:table-cell>
              <table:table-cell office:value-type="float" office:value="1145.5014">
                <text:p>1145.50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1756">
                <text:p>47.1756</text:p>
              </table:table-cell>
              <table:table-cell office:value-type="float" office:value="1265.7832">
                <text:p>1265.7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7781">
                <text:p>46.7781</text:p>
              </table:table-cell>
              <table:table-cell office:value-type="float" office:value="1657.917">
                <text:p>1657.9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8337">
                <text:p>47.8337</text:p>
              </table:table-cell>
              <table:table-cell office:value-type="float" office:value="1246.8804">
                <text:p>1246.8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1464">
                <text:p>47.1464</text:p>
              </table:table-cell>
              <table:table-cell office:value-type="float" office:value="1338.0481">
                <text:p>1338.04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.8394">
                <text:p>48.8394</text:p>
              </table:table-cell>
              <table:table-cell office:value-type="float" office:value="1368.5525">
                <text:p>1368.55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.8279">
                <text:p>73.8279</text:p>
              </table:table-cell>
              <table:table-cell office:value-type="float" office:value="1328.6679">
                <text:p>1328.66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.6489">
                <text:p>62.6489</text:p>
              </table:table-cell>
              <table:table-cell office:value-type="float" office:value="1329.9734">
                <text:p>1329.97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.4456">
                <text:p>51.4456</text:p>
              </table:table-cell>
              <table:table-cell office:value-type="float" office:value="1316.3411">
                <text:p>1316.34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.0165">
                <text:p>48.0165</text:p>
              </table:table-cell>
              <table:table-cell office:value-type="float" office:value="1342.8849">
                <text:p>1342.88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8321">
                <text:p>46.8321</text:p>
              </table:table-cell>
              <table:table-cell office:value-type="float" office:value="1440.7535">
                <text:p>1440.75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2068">
                <text:p>46.2068</text:p>
              </table:table-cell>
              <table:table-cell office:value-type="float" office:value="1437.4051">
                <text:p>1437.40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.154">
                <text:p>47.154</text:p>
              </table:table-cell>
              <table:table-cell office:value-type="float" office:value="1376.6202">
                <text:p>1376.62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.4017">
                <text:p>47.4017</text:p>
              </table:table-cell>
              <table:table-cell office:value-type="float" office:value="1409.4243">
                <text:p>1409.42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.2541">
                <text:p>47.2541</text:p>
              </table:table-cell>
              <table:table-cell office:value-type="float" office:value="1430.2608">
                <text:p>1430.26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.4703">
                <text:p>91.4703</text:p>
              </table:table-cell>
              <table:table-cell office:value-type="float" office:value="1444.8667">
                <text:p>1444.8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3302">
                <text:p>74.3302</text:p>
              </table:table-cell>
              <table:table-cell office:value-type="float" office:value="1448.3498">
                <text:p>1448.34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.6603">
                <text:p>65.6603</text:p>
              </table:table-cell>
              <table:table-cell office:value-type="float" office:value="1576.4451">
                <text:p>1576.4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.2302">
                <text:p>56.2302</text:p>
              </table:table-cell>
              <table:table-cell office:value-type="float" office:value="1457.4453">
                <text:p>1457.44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.7846">
                <text:p>49.7846</text:p>
              </table:table-cell>
              <table:table-cell office:value-type="float" office:value="1463.3485">
                <text:p>1463.34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4092">
                <text:p>47.4092</text:p>
              </table:table-cell>
              <table:table-cell office:value-type="float" office:value="1481.66">
                <text:p>1481.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2871">
                <text:p>47.2871</text:p>
              </table:table-cell>
              <table:table-cell office:value-type="float" office:value="1485.1715">
                <text:p>1485.1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